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74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7835in"/>
    </style:style>
    <style:style style:name="co9" style:family="table-column">
      <style:table-column-properties fo:break-before="auto" style:column-width="1.3709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6.203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9043in"/>
    </style:style>
    <style:style style:name="co14" style:family="table-column">
      <style:table-column-properties fo:break-before="auto" style:column-width="6.095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4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SCG_DT_CMP</text:p>
          </table:table-cell>
          <table:table-cell/>
          <table:table-cell table:formula="of:=LEN([.C3])" office:value-type="float" office:value="15" calcext:value-type="float">
            <text:p>15</text:p>
          </table:table-cell>
          <table:table-cell table:style-name="ce2"/>
          <table:table-cell table:number-columns-repeated="11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sc_cuenta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debheb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ent costo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2110104020000000002</text:p>
          </table:table-cell>
          <table:table-cell office:value-type="string" calcext:value-type="string">
            <text:p>SCGCMP</text:p>
          </table:table-cell>
          <table:table-cell table:formula="of:=[.C3]" office:value-type="string" office:string-value="SNOINTDIA010001" calcext:value-type="string">
            <text:p>SNOINTDIA0100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0</text:p>
          </table:table-cell>
          <table:table-cell table:formula="of:=SUM([.M4:.M47])" office:value-type="float" office:value="650631.301488819" calcext:value-type="float">
            <text:p>650631.30</text:p>
          </table:table-cell>
          <table:table-cell office:value-type="string" calcext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INTDIA010001','2014-01-31','---','-------------------------','2110104020000000002','SCGCMP','SNOINTDIA010001','H','PROVISION DE INTERESES DE PRESTACIONES SOCIALES NOMINA DIARIA ENERO 2014',650631.301488819,0);" calcext:value-type="string">
            <text:p>INSERT INTO scg_dt_cmp VALUES('0001','SCGCMP','SNOINTDIA010001','2014-01-31','---','-------------------------','2110104020000000002','SCGCMP','SNOINTDIA010001','H','PROVISION DE INTERESES DE PRESTACIONES SOCIALES NOMINA DIARIA ENERO 2014',650631.301488819,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 calcext:value-type="string">
            <text:p>6110800003602000001</text:p>
          </table:table-cell>
          <table:table-cell office:value-type="string" calcext:value-type="string">
            <text:p>SCGCMP</text:p>
          </table:table-cell>
          <table:table-cell table:formula="of:=[.C4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2985.27" calcext:value-type="float">
            <text:p>2985.27</text:p>
          </table:table-cell>
          <table:table-cell office:value-type="float" office:value="1" calcext:value-type="float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INTDIA010001','2014-01-31','---','-------------------------','6110800003602000001','SCGCMP','SNOINTDIA010001','D','PROVISION DE INTERESES DE PRESTACIONES SOCIALES NOMINA DIARIA ENERO 2014',2985.27,1);" calcext:value-type="string">
            <text:p>INSERT INTO scg_dt_cmp VALUES('0001','SCGCMP','SNOINTDIA010001','2014-01-31','---','-------------------------','6110800003602000001','SCGCMP','SNOINTDIA010001','D','PROVISION DE INTERESES DE PRESTACIONES SOCIALES NOMINA DIARIA ENERO 2014',2985.27,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 calcext:value-type="string">
            <text:p>6110800004504000001</text:p>
          </table:table-cell>
          <table:table-cell office:value-type="string" calcext:value-type="string">
            <text:p>SCGCMP</text:p>
          </table:table-cell>
          <table:table-cell table:formula="of:=[.C5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1291.67" calcext:value-type="float">
            <text:p>1291.67</text:p>
          </table:table-cell>
          <table:table-cell office:value-type="float" office:value="2" calcext:value-type="float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INTDIA010001','2014-01-31','---','-------------------------','6110800004504000001','SCGCMP','SNOINTDIA010001','D','PROVISION DE INTERESES DE PRESTACIONES SOCIALES NOMINA DIARIA ENERO 2014',1291.67,2);" calcext:value-type="string">
            <text:p>INSERT INTO scg_dt_cmp VALUES('0001','SCGCMP','SNOINTDIA010001','2014-01-31','---','-------------------------','6110800004504000001','SCGCMP','SNOINTDIA010001','D','PROVISION DE INTERESES DE PRESTACIONES SOCIALES NOMINA DIARIA ENERO 2014',1291.67,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 calcext:value-type="string">
            <text:p>6110800002002000001</text:p>
          </table:table-cell>
          <table:table-cell office:value-type="string" calcext:value-type="string">
            <text:p>SCGCMP</text:p>
          </table:table-cell>
          <table:table-cell table:formula="of:=[.C6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87570.8414888187" calcext:value-type="float">
            <text:p>87570.84</text:p>
          </table:table-cell>
          <table:table-cell office:value-type="float" office:value="3" calcext:value-type="float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INTDIA010001','2014-01-31','---','-------------------------','6110800002002000001','SCGCMP','SNOINTDIA010001','D','PROVISION DE INTERESES DE PRESTACIONES SOCIALES NOMINA DIARIA ENERO 2014',87570.8414888187,3);" calcext:value-type="string">
            <text:p>INSERT INTO scg_dt_cmp VALUES('0001','SCGCMP','SNOINTDIA010001','2014-01-31','---','-------------------------','6110800002002000001','SCGCMP','SNOINTDIA010001','D','PROVISION DE INTERESES DE PRESTACIONES SOCIALES NOMINA DIARIA ENERO 2014',87570.8414888187,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 calcext:value-type="string">
            <text:p>6110800002903000001</text:p>
          </table:table-cell>
          <table:table-cell office:value-type="string" calcext:value-type="string">
            <text:p>SCGCMP</text:p>
          </table:table-cell>
          <table:table-cell table:formula="of:=[.C7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6593.99" calcext:value-type="float">
            <text:p>6593.99</text:p>
          </table:table-cell>
          <table:table-cell office:value-type="float" office:value="4" calcext:value-type="float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INTDIA010001','2014-01-31','---','-------------------------','6110800002903000001','SCGCMP','SNOINTDIA010001','D','PROVISION DE INTERESES DE PRESTACIONES SOCIALES NOMINA DIARIA ENERO 2014',6593.99,4);" calcext:value-type="string">
            <text:p>INSERT INTO scg_dt_cmp VALUES('0001','SCGCMP','SNOINTDIA010001','2014-01-31','---','-------------------------','6110800002903000001','SCGCMP','SNOINTDIA010001','D','PROVISION DE INTERESES DE PRESTACIONES SOCIALES NOMINA DIARIA ENERO 2014',6593.99,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 calcext:value-type="string">
            <text:p>6110800004103000001</text:p>
          </table:table-cell>
          <table:table-cell office:value-type="string" calcext:value-type="string">
            <text:p>SCGCMP</text:p>
          </table:table-cell>
          <table:table-cell table:formula="of:=[.C8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4060.34" calcext:value-type="float">
            <text:p>4060.34</text:p>
          </table:table-cell>
          <table:table-cell office:value-type="float" office:value="5" calcext:value-type="float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INTDIA010001','2014-01-31','---','-------------------------','6110800004103000001','SCGCMP','SNOINTDIA010001','D','PROVISION DE INTERESES DE PRESTACIONES SOCIALES NOMINA DIARIA ENERO 2014',4060.34,5);" calcext:value-type="string">
            <text:p>INSERT INTO scg_dt_cmp VALUES('0001','SCGCMP','SNOINTDIA010001','2014-01-31','---','-------------------------','6110800004103000001','SCGCMP','SNOINTDIA010001','D','PROVISION DE INTERESES DE PRESTACIONES SOCIALES NOMINA DIARIA ENERO 2014',4060.34,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 calcext:value-type="string">
            <text:p>6110800002003000001</text:p>
          </table:table-cell>
          <table:table-cell office:value-type="string" calcext:value-type="string">
            <text:p>SCGCMP</text:p>
          </table:table-cell>
          <table:table-cell table:formula="of:=[.C9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3089.3" calcext:value-type="float">
            <text:p>3089.30</text:p>
          </table:table-cell>
          <table:table-cell office:value-type="float" office:value="6" calcext:value-type="float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INTDIA010001','2014-01-31','---','-------------------------','6110800002003000001','SCGCMP','SNOINTDIA010001','D','PROVISION DE INTERESES DE PRESTACIONES SOCIALES NOMINA DIARIA ENERO 2014',3089.3,6);" calcext:value-type="string">
            <text:p>INSERT INTO scg_dt_cmp VALUES('0001','SCGCMP','SNOINTDIA010001','2014-01-31','---','-------------------------','6110800002003000001','SCGCMP','SNOINTDIA010001','D','PROVISION DE INTERESES DE PRESTACIONES SOCIALES NOMINA DIARIA ENERO 2014',3089.3,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 calcext:value-type="string">
            <text:p>6110800004601000001</text:p>
          </table:table-cell>
          <table:table-cell office:value-type="string" calcext:value-type="string">
            <text:p>SCGCMP</text:p>
          </table:table-cell>
          <table:table-cell table:formula="of:=[.C10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4770.61" calcext:value-type="float">
            <text:p>4770.61</text:p>
          </table:table-cell>
          <table:table-cell office:value-type="float" office:value="7" calcext:value-type="float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INTDIA010001','2014-01-31','---','-------------------------','6110800004601000001','SCGCMP','SNOINTDIA010001','D','PROVISION DE INTERESES DE PRESTACIONES SOCIALES NOMINA DIARIA ENERO 2014',4770.61,7);" calcext:value-type="string">
            <text:p>INSERT INTO scg_dt_cmp VALUES('0001','SCGCMP','SNOINTDIA010001','2014-01-31','---','-------------------------','6110800004601000001','SCGCMP','SNOINTDIA010001','D','PROVISION DE INTERESES DE PRESTACIONES SOCIALES NOMINA DIARIA ENERO 2014',4770.61,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 calcext:value-type="string">
            <text:p>6110800004002000001</text:p>
          </table:table-cell>
          <table:table-cell office:value-type="string" calcext:value-type="string">
            <text:p>SCGCMP</text:p>
          </table:table-cell>
          <table:table-cell table:formula="of:=[.C11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810.01" calcext:value-type="float">
            <text:p>810.01</text:p>
          </table:table-cell>
          <table:table-cell office:value-type="float" office:value="8" calcext:value-type="float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INTDIA010001','2014-01-31','---','-------------------------','6110800004002000001','SCGCMP','SNOINTDIA010001','D','PROVISION DE INTERESES DE PRESTACIONES SOCIALES NOMINA DIARIA ENERO 2014',810.01,8);" calcext:value-type="string">
            <text:p>INSERT INTO scg_dt_cmp VALUES('0001','SCGCMP','SNOINTDIA010001','2014-01-31','---','-------------------------','6110800004002000001','SCGCMP','SNOINTDIA010001','D','PROVISION DE INTERESES DE PRESTACIONES SOCIALES NOMINA DIARIA ENERO 2014',810.01,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 calcext:value-type="string">
            <text:p>6110800002400000001</text:p>
          </table:table-cell>
          <table:table-cell office:value-type="string" calcext:value-type="string">
            <text:p>SCGCMP</text:p>
          </table:table-cell>
          <table:table-cell table:formula="of:=[.C12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172.26" calcext:value-type="float">
            <text:p>172.26</text:p>
          </table:table-cell>
          <table:table-cell office:value-type="float" office:value="9" calcext:value-type="float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INTDIA010001','2014-01-31','---','-------------------------','6110800002400000001','SCGCMP','SNOINTDIA010001','D','PROVISION DE INTERESES DE PRESTACIONES SOCIALES NOMINA DIARIA ENERO 2014',172.26,9);" calcext:value-type="string">
            <text:p>INSERT INTO scg_dt_cmp VALUES('0001','SCGCMP','SNOINTDIA010001','2014-01-31','---','-------------------------','6110800002400000001','SCGCMP','SNOINTDIA010001','D','PROVISION DE INTERESES DE PRESTACIONES SOCIALES NOMINA DIARIA ENERO 2014',172.26,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 calcext:value-type="string">
            <text:p>6110800002802000001</text:p>
          </table:table-cell>
          <table:table-cell office:value-type="string" calcext:value-type="string">
            <text:p>SCGCMP</text:p>
          </table:table-cell>
          <table:table-cell table:formula="of:=[.C13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1698.77" calcext:value-type="float">
            <text:p>1698.77</text:p>
          </table:table-cell>
          <table:table-cell office:value-type="float" office:value="10" calcext:value-type="float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INTDIA010001','2014-01-31','---','-------------------------','6110800002802000001','SCGCMP','SNOINTDIA010001','D','PROVISION DE INTERESES DE PRESTACIONES SOCIALES NOMINA DIARIA ENERO 2014',1698.77,10);" calcext:value-type="string">
            <text:p>INSERT INTO scg_dt_cmp VALUES('0001','SCGCMP','SNOINTDIA010001','2014-01-31','---','-------------------------','6110800002802000001','SCGCMP','SNOINTDIA010001','D','PROVISION DE INTERESES DE PRESTACIONES SOCIALES NOMINA DIARIA ENERO 2014',1698.77,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 calcext:value-type="string">
            <text:p>6110800002900000001</text:p>
          </table:table-cell>
          <table:table-cell office:value-type="string" calcext:value-type="string">
            <text:p>SCGCMP</text:p>
          </table:table-cell>
          <table:table-cell table:formula="of:=[.C14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5353.83" calcext:value-type="float">
            <text:p>5353.83</text:p>
          </table:table-cell>
          <table:table-cell office:value-type="float" office:value="11" calcext:value-type="float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INTDIA010001','2014-01-31','---','-------------------------','6110800002900000001','SCGCMP','SNOINTDIA010001','D','PROVISION DE INTERESES DE PRESTACIONES SOCIALES NOMINA DIARIA ENERO 2014',5353.83,11);" calcext:value-type="string">
            <text:p>INSERT INTO scg_dt_cmp VALUES('0001','SCGCMP','SNOINTDIA010001','2014-01-31','---','-------------------------','6110800002900000001','SCGCMP','SNOINTDIA010001','D','PROVISION DE INTERESES DE PRESTACIONES SOCIALES NOMINA DIARIA ENERO 2014',5353.83,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 calcext:value-type="string">
            <text:p>6110800003302000001</text:p>
          </table:table-cell>
          <table:table-cell office:value-type="string" calcext:value-type="string">
            <text:p>SCGCMP</text:p>
          </table:table-cell>
          <table:table-cell table:formula="of:=[.C15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5869.61" calcext:value-type="float">
            <text:p>5869.61</text:p>
          </table:table-cell>
          <table:table-cell office:value-type="float" office:value="12" calcext:value-type="float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INTDIA010001','2014-01-31','---','-------------------------','6110800003302000001','SCGCMP','SNOINTDIA010001','D','PROVISION DE INTERESES DE PRESTACIONES SOCIALES NOMINA DIARIA ENERO 2014',5869.61,12);" calcext:value-type="string">
            <text:p>INSERT INTO scg_dt_cmp VALUES('0001','SCGCMP','SNOINTDIA010001','2014-01-31','---','-------------------------','6110800003302000001','SCGCMP','SNOINTDIA010001','D','PROVISION DE INTERESES DE PRESTACIONES SOCIALES NOMINA DIARIA ENERO 2014',5869.61,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 calcext:value-type="string">
            <text:p>6110800003201000001</text:p>
          </table:table-cell>
          <table:table-cell office:value-type="string" calcext:value-type="string">
            <text:p>SCGCMP</text:p>
          </table:table-cell>
          <table:table-cell table:formula="of:=[.C16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117998.49" calcext:value-type="float">
            <text:p>117998.49</text:p>
          </table:table-cell>
          <table:table-cell office:value-type="float" office:value="13" calcext:value-type="float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INTDIA010001','2014-01-31','---','-------------------------','6110800003201000001','SCGCMP','SNOINTDIA010001','D','PROVISION DE INTERESES DE PRESTACIONES SOCIALES NOMINA DIARIA ENERO 2014',117998.49,13);" calcext:value-type="string">
            <text:p>INSERT INTO scg_dt_cmp VALUES('0001','SCGCMP','SNOINTDIA010001','2014-01-31','---','-------------------------','6110800003201000001','SCGCMP','SNOINTDIA010001','D','PROVISION DE INTERESES DE PRESTACIONES SOCIALES NOMINA DIARIA ENERO 2014',117998.49,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 calcext:value-type="string">
            <text:p>6110800004508000001</text:p>
          </table:table-cell>
          <table:table-cell office:value-type="string" calcext:value-type="string">
            <text:p>SCGCMP</text:p>
          </table:table-cell>
          <table:table-cell table:formula="of:=[.C17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13612.55" calcext:value-type="float">
            <text:p>13612.55</text:p>
          </table:table-cell>
          <table:table-cell office:value-type="float" office:value="14" calcext:value-type="float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INTDIA010001','2014-01-31','---','-------------------------','6110800004508000001','SCGCMP','SNOINTDIA010001','D','PROVISION DE INTERESES DE PRESTACIONES SOCIALES NOMINA DIARIA ENERO 2014',13612.55,14);" calcext:value-type="string">
            <text:p>INSERT INTO scg_dt_cmp VALUES('0001','SCGCMP','SNOINTDIA010001','2014-01-31','---','-------------------------','6110800004508000001','SCGCMP','SNOINTDIA010001','D','PROVISION DE INTERESES DE PRESTACIONES SOCIALES NOMINA DIARIA ENERO 2014',13612.55,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 calcext:value-type="string">
            <text:p>6110800002904000001</text:p>
          </table:table-cell>
          <table:table-cell office:value-type="string" calcext:value-type="string">
            <text:p>SCGCMP</text:p>
          </table:table-cell>
          <table:table-cell table:formula="of:=[.C18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3721.32" calcext:value-type="float">
            <text:p>3721.32</text:p>
          </table:table-cell>
          <table:table-cell office:value-type="float" office:value="15" calcext:value-type="float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INTDIA010001','2014-01-31','---','-------------------------','6110800002904000001','SCGCMP','SNOINTDIA010001','D','PROVISION DE INTERESES DE PRESTACIONES SOCIALES NOMINA DIARIA ENERO 2014',3721.32,15);" calcext:value-type="string">
            <text:p>INSERT INTO scg_dt_cmp VALUES('0001','SCGCMP','SNOINTDIA010001','2014-01-31','---','-------------------------','6110800002904000001','SCGCMP','SNOINTDIA010001','D','PROVISION DE INTERESES DE PRESTACIONES SOCIALES NOMINA DIARIA ENERO 2014',3721.32,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 calcext:value-type="string">
            <text:p>6110800003102000001</text:p>
          </table:table-cell>
          <table:table-cell office:value-type="string" calcext:value-type="string">
            <text:p>SCGCMP</text:p>
          </table:table-cell>
          <table:table-cell table:formula="of:=[.C19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8179.73" calcext:value-type="float">
            <text:p>8179.73</text:p>
          </table:table-cell>
          <table:table-cell office:value-type="float" office:value="16" calcext:value-type="float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INTDIA010001','2014-01-31','---','-------------------------','6110800003102000001','SCGCMP','SNOINTDIA010001','D','PROVISION DE INTERESES DE PRESTACIONES SOCIALES NOMINA DIARIA ENERO 2014',8179.73,16);" calcext:value-type="string">
            <text:p>INSERT INTO scg_dt_cmp VALUES('0001','SCGCMP','SNOINTDIA010001','2014-01-31','---','-------------------------','6110800003102000001','SCGCMP','SNOINTDIA010001','D','PROVISION DE INTERESES DE PRESTACIONES SOCIALES NOMINA DIARIA ENERO 2014',8179.73,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 calcext:value-type="string">
            <text:p>6110800004300000001</text:p>
          </table:table-cell>
          <table:table-cell office:value-type="string" calcext:value-type="string">
            <text:p>SCGCMP</text:p>
          </table:table-cell>
          <table:table-cell table:formula="of:=[.C20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11343.42" calcext:value-type="float">
            <text:p>11343.42</text:p>
          </table:table-cell>
          <table:table-cell office:value-type="float" office:value="17" calcext:value-type="float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INTDIA010001','2014-01-31','---','-------------------------','6110800004300000001','SCGCMP','SNOINTDIA010001','D','PROVISION DE INTERESES DE PRESTACIONES SOCIALES NOMINA DIARIA ENERO 2014',11343.42,17);" calcext:value-type="string">
            <text:p>INSERT INTO scg_dt_cmp VALUES('0001','SCGCMP','SNOINTDIA010001','2014-01-31','---','-------------------------','6110800004300000001','SCGCMP','SNOINTDIA010001','D','PROVISION DE INTERESES DE PRESTACIONES SOCIALES NOMINA DIARIA ENERO 2014',11343.42,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 calcext:value-type="string">
            <text:p>6110800003601000001</text:p>
          </table:table-cell>
          <table:table-cell office:value-type="string" calcext:value-type="string">
            <text:p>SCGCMP</text:p>
          </table:table-cell>
          <table:table-cell table:formula="of:=[.C21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10721.97" calcext:value-type="float">
            <text:p>10721.97</text:p>
          </table:table-cell>
          <table:table-cell office:value-type="float" office:value="18" calcext:value-type="float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INTDIA010001','2014-01-31','---','-------------------------','6110800003601000001','SCGCMP','SNOINTDIA010001','D','PROVISION DE INTERESES DE PRESTACIONES SOCIALES NOMINA DIARIA ENERO 2014',10721.97,18);" calcext:value-type="string">
            <text:p>INSERT INTO scg_dt_cmp VALUES('0001','SCGCMP','SNOINTDIA010001','2014-01-31','---','-------------------------','6110800003601000001','SCGCMP','SNOINTDIA010001','D','PROVISION DE INTERESES DE PRESTACIONES SOCIALES NOMINA DIARIA ENERO 2014',10721.97,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 calcext:value-type="string">
            <text:p>6110800002004000001</text:p>
          </table:table-cell>
          <table:table-cell office:value-type="string" calcext:value-type="string">
            <text:p>SCGCMP</text:p>
          </table:table-cell>
          <table:table-cell table:formula="of:=[.C22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16769.64" calcext:value-type="float">
            <text:p>16769.64</text:p>
          </table:table-cell>
          <table:table-cell office:value-type="float" office:value="19" calcext:value-type="float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INTDIA010001','2014-01-31','---','-------------------------','6110800002004000001','SCGCMP','SNOINTDIA010001','D','PROVISION DE INTERESES DE PRESTACIONES SOCIALES NOMINA DIARIA ENERO 2014',16769.64,19);" calcext:value-type="string">
            <text:p>INSERT INTO scg_dt_cmp VALUES('0001','SCGCMP','SNOINTDIA010001','2014-01-31','---','-------------------------','6110800002004000001','SCGCMP','SNOINTDIA010001','D','PROVISION DE INTERESES DE PRESTACIONES SOCIALES NOMINA DIARIA ENERO 2014',16769.64,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 calcext:value-type="string">
            <text:p>6110800002902000001</text:p>
          </table:table-cell>
          <table:table-cell office:value-type="string" calcext:value-type="string">
            <text:p>SCGCMP</text:p>
          </table:table-cell>
          <table:table-cell table:formula="of:=[.C23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3070.79" calcext:value-type="float">
            <text:p>3070.79</text:p>
          </table:table-cell>
          <table:table-cell office:value-type="float" office:value="20" calcext:value-type="float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INTDIA010001','2014-01-31','---','-------------------------','6110800002902000001','SCGCMP','SNOINTDIA010001','D','PROVISION DE INTERESES DE PRESTACIONES SOCIALES NOMINA DIARIA ENERO 2014',3070.79,20);" calcext:value-type="string">
            <text:p>INSERT INTO scg_dt_cmp VALUES('0001','SCGCMP','SNOINTDIA010001','2014-01-31','---','-------------------------','6110800002902000001','SCGCMP','SNOINTDIA010001','D','PROVISION DE INTERESES DE PRESTACIONES SOCIALES NOMINA DIARIA ENERO 2014',3070.79,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4];&quot;000001&quot;)" office:value-type="string" office:string-value="6110800002901000001" calcext:value-type="string">
            <text:p>6110800002901000001</text:p>
          </table:table-cell>
          <table:table-cell office:value-type="string" calcext:value-type="string">
            <text:p>SCGCMP</text:p>
          </table:table-cell>
          <table:table-cell table:formula="of:=[.C24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28624.64" calcext:value-type="float">
            <text:p>28624.64</text:p>
          </table:table-cell>
          <table:table-cell office:value-type="float" office:value="21" calcext:value-type="float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INTDIA010001','2014-01-31','---','-------------------------','6110800002901000001','SCGCMP','SNOINTDIA010001','D','PROVISION DE INTERESES DE PRESTACIONES SOCIALES NOMINA DIARIA ENERO 2014',28624.64,21);" calcext:value-type="string">
            <text:p>INSERT INTO scg_dt_cmp VALUES('0001','SCGCMP','SNOINTDIA010001','2014-01-31','---','-------------------------','6110800002901000001','SCGCMP','SNOINTDIA010001','D','PROVISION DE INTERESES DE PRESTACIONES SOCIALES NOMINA DIARIA ENERO 2014',28624.64,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5];&quot;000001&quot;)" office:value-type="string" office:string-value="6110800004101000001" calcext:value-type="string">
            <text:p>6110800004101000001</text:p>
          </table:table-cell>
          <table:table-cell office:value-type="string" calcext:value-type="string">
            <text:p>SCGCMP</text:p>
          </table:table-cell>
          <table:table-cell table:formula="of:=[.C25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4353.13" calcext:value-type="float">
            <text:p>4353.13</text:p>
          </table:table-cell>
          <table:table-cell office:value-type="float" office:value="22" calcext:value-type="float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INTDIA010001','2014-01-31','---','-------------------------','6110800004101000001','SCGCMP','SNOINTDIA010001','D','PROVISION DE INTERESES DE PRESTACIONES SOCIALES NOMINA DIARIA ENERO 2014',4353.13,22);" calcext:value-type="string">
            <text:p>INSERT INTO scg_dt_cmp VALUES('0001','SCGCMP','SNOINTDIA010001','2014-01-31','---','-------------------------','6110800004101000001','SCGCMP','SNOINTDIA010001','D','PROVISION DE INTERESES DE PRESTACIONES SOCIALES NOMINA DIARIA ENERO 2014',4353.13,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 calcext:value-type="string">
            <text:p>6110800002701000001</text:p>
          </table:table-cell>
          <table:table-cell office:value-type="string" calcext:value-type="string">
            <text:p>SCGCMP</text:p>
          </table:table-cell>
          <table:table-cell table:formula="of:=[.C26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276.26" calcext:value-type="float">
            <text:p>276.26</text:p>
          </table:table-cell>
          <table:table-cell office:value-type="float" office:value="23" calcext:value-type="float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INTDIA010001','2014-01-31','---','-------------------------','6110800002701000001','SCGCMP','SNOINTDIA010001','D','PROVISION DE INTERESES DE PRESTACIONES SOCIALES NOMINA DIARIA ENERO 2014',276.26,23);" calcext:value-type="string">
            <text:p>INSERT INTO scg_dt_cmp VALUES('0001','SCGCMP','SNOINTDIA010001','2014-01-31','---','-------------------------','6110800002701000001','SCGCMP','SNOINTDIA010001','D','PROVISION DE INTERESES DE PRESTACIONES SOCIALES NOMINA DIARIA ENERO 2014',276.26,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 calcext:value-type="string">
            <text:p>6110800003802000001</text:p>
          </table:table-cell>
          <table:table-cell office:value-type="string" calcext:value-type="string">
            <text:p>SCGCMP</text:p>
          </table:table-cell>
          <table:table-cell table:formula="of:=[.C27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3663.37" calcext:value-type="float">
            <text:p>3663.37</text:p>
          </table:table-cell>
          <table:table-cell office:value-type="float" office:value="24" calcext:value-type="float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INTDIA010001','2014-01-31','---','-------------------------','6110800003802000001','SCGCMP','SNOINTDIA010001','D','PROVISION DE INTERESES DE PRESTACIONES SOCIALES NOMINA DIARIA ENERO 2014',3663.37,24);" calcext:value-type="string">
            <text:p>INSERT INTO scg_dt_cmp VALUES('0001','SCGCMP','SNOINTDIA010001','2014-01-31','---','-------------------------','6110800003802000001','SCGCMP','SNOINTDIA010001','D','PROVISION DE INTERESES DE PRESTACIONES SOCIALES NOMINA DIARIA ENERO 2014',3663.37,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 calcext:value-type="string">
            <text:p>6110800004507000001</text:p>
          </table:table-cell>
          <table:table-cell office:value-type="string" calcext:value-type="string">
            <text:p>SCGCMP</text:p>
          </table:table-cell>
          <table:table-cell table:formula="of:=[.C28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7363.39" calcext:value-type="float">
            <text:p>7363.39</text:p>
          </table:table-cell>
          <table:table-cell office:value-type="float" office:value="25" calcext:value-type="float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INTDIA010001','2014-01-31','---','-------------------------','6110800004507000001','SCGCMP','SNOINTDIA010001','D','PROVISION DE INTERESES DE PRESTACIONES SOCIALES NOMINA DIARIA ENERO 2014',7363.39,25);" calcext:value-type="string">
            <text:p>INSERT INTO scg_dt_cmp VALUES('0001','SCGCMP','SNOINTDIA010001','2014-01-31','---','-------------------------','6110800004507000001','SCGCMP','SNOINTDIA010001','D','PROVISION DE INTERESES DE PRESTACIONES SOCIALES NOMINA DIARIA ENERO 2014',7363.39,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 calcext:value-type="string">
            <text:p>6110800004503000001</text:p>
          </table:table-cell>
          <table:table-cell office:value-type="string" calcext:value-type="string">
            <text:p>SCGCMP</text:p>
          </table:table-cell>
          <table:table-cell table:formula="of:=[.C29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1535.94" calcext:value-type="float">
            <text:p>1535.94</text:p>
          </table:table-cell>
          <table:table-cell office:value-type="float" office:value="26" calcext:value-type="float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INTDIA010001','2014-01-31','---','-------------------------','6110800004503000001','SCGCMP','SNOINTDIA010001','D','PROVISION DE INTERESES DE PRESTACIONES SOCIALES NOMINA DIARIA ENERO 2014',1535.94,26);" calcext:value-type="string">
            <text:p>INSERT INTO scg_dt_cmp VALUES('0001','SCGCMP','SNOINTDIA010001','2014-01-31','---','-------------------------','6110800004503000001','SCGCMP','SNOINTDIA010001','D','PROVISION DE INTERESES DE PRESTACIONES SOCIALES NOMINA DIARIA ENERO 2014',1535.94,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 calcext:value-type="string">
            <text:p>6110800003801000001</text:p>
          </table:table-cell>
          <table:table-cell office:value-type="string" calcext:value-type="string">
            <text:p>SCGCMP</text:p>
          </table:table-cell>
          <table:table-cell table:formula="of:=[.C30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17781.04" calcext:value-type="float">
            <text:p>17781.04</text:p>
          </table:table-cell>
          <table:table-cell office:value-type="float" office:value="27" calcext:value-type="float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INTDIA010001','2014-01-31','---','-------------------------','6110800003801000001','SCGCMP','SNOINTDIA010001','D','PROVISION DE INTERESES DE PRESTACIONES SOCIALES NOMINA DIARIA ENERO 2014',17781.04,27);" calcext:value-type="string">
            <text:p>INSERT INTO scg_dt_cmp VALUES('0001','SCGCMP','SNOINTDIA010001','2014-01-31','---','-------------------------','6110800003801000001','SCGCMP','SNOINTDIA010001','D','PROVISION DE INTERESES DE PRESTACIONES SOCIALES NOMINA DIARIA ENERO 2014',17781.04,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 calcext:value-type="string">
            <text:p>6110800003304000001</text:p>
          </table:table-cell>
          <table:table-cell office:value-type="string" calcext:value-type="string">
            <text:p>SCGCMP</text:p>
          </table:table-cell>
          <table:table-cell table:formula="of:=[.C31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7846.71" calcext:value-type="float">
            <text:p>7846.71</text:p>
          </table:table-cell>
          <table:table-cell office:value-type="float" office:value="28" calcext:value-type="float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INTDIA010001','2014-01-31','---','-------------------------','6110800003304000001','SCGCMP','SNOINTDIA010001','D','PROVISION DE INTERESES DE PRESTACIONES SOCIALES NOMINA DIARIA ENERO 2014',7846.71,28);" calcext:value-type="string">
            <text:p>INSERT INTO scg_dt_cmp VALUES('0001','SCGCMP','SNOINTDIA010001','2014-01-31','---','-------------------------','6110800003304000001','SCGCMP','SNOINTDIA010001','D','PROVISION DE INTERESES DE PRESTACIONES SOCIALES NOMINA DIARIA ENERO 2014',7846.71,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 calcext:value-type="string">
            <text:p>6110800004203000001</text:p>
          </table:table-cell>
          <table:table-cell office:value-type="string" calcext:value-type="string">
            <text:p>SCGCMP</text:p>
          </table:table-cell>
          <table:table-cell table:formula="of:=[.C32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70488.18" calcext:value-type="float">
            <text:p>70488.18</text:p>
          </table:table-cell>
          <table:table-cell office:value-type="float" office:value="29" calcext:value-type="float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INTDIA010001','2014-01-31','---','-------------------------','6110800004203000001','SCGCMP','SNOINTDIA010001','D','PROVISION DE INTERESES DE PRESTACIONES SOCIALES NOMINA DIARIA ENERO 2014',70488.18,29);" calcext:value-type="string">
            <text:p>INSERT INTO scg_dt_cmp VALUES('0001','SCGCMP','SNOINTDIA010001','2014-01-31','---','-------------------------','6110800004203000001','SCGCMP','SNOINTDIA010001','D','PROVISION DE INTERESES DE PRESTACIONES SOCIALES NOMINA DIARIA ENERO 2014',70488.18,2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 calcext:value-type="string">
            <text:p>6110800004502000001</text:p>
          </table:table-cell>
          <table:table-cell office:value-type="string" calcext:value-type="string">
            <text:p>SCGCMP</text:p>
          </table:table-cell>
          <table:table-cell table:formula="of:=[.C33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6095.63" calcext:value-type="float">
            <text:p>6095.63</text:p>
          </table:table-cell>
          <table:table-cell office:value-type="float" office:value="30" calcext:value-type="float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INTDIA010001','2014-01-31','---','-------------------------','6110800004502000001','SCGCMP','SNOINTDIA010001','D','PROVISION DE INTERESES DE PRESTACIONES SOCIALES NOMINA DIARIA ENERO 2014',6095.63,30);" calcext:value-type="string">
            <text:p>INSERT INTO scg_dt_cmp VALUES('0001','SCGCMP','SNOINTDIA010001','2014-01-31','---','-------------------------','6110800004502000001','SCGCMP','SNOINTDIA010001','D','PROVISION DE INTERESES DE PRESTACIONES SOCIALES NOMINA DIARIA ENERO 2014',6095.63,3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 calcext:value-type="string">
            <text:p>6110800004602000001</text:p>
          </table:table-cell>
          <table:table-cell office:value-type="string" calcext:value-type="string">
            <text:p>SCGCMP</text:p>
          </table:table-cell>
          <table:table-cell table:formula="of:=[.C34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4093.53" calcext:value-type="float">
            <text:p>4093.53</text:p>
          </table:table-cell>
          <table:table-cell office:value-type="float" office:value="31" calcext:value-type="float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INTDIA010001','2014-01-31','---','-------------------------','6110800004602000001','SCGCMP','SNOINTDIA010001','D','PROVISION DE INTERESES DE PRESTACIONES SOCIALES NOMINA DIARIA ENERO 2014',4093.53,31);" calcext:value-type="string">
            <text:p>INSERT INTO scg_dt_cmp VALUES('0001','SCGCMP','SNOINTDIA010001','2014-01-31','---','-------------------------','6110800004602000001','SCGCMP','SNOINTDIA010001','D','PROVISION DE INTERESES DE PRESTACIONES SOCIALES NOMINA DIARIA ENERO 2014',4093.53,3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 calcext:value-type="string">
            <text:p>6110800004201000001</text:p>
          </table:table-cell>
          <table:table-cell office:value-type="string" calcext:value-type="string">
            <text:p>SCGCMP</text:p>
          </table:table-cell>
          <table:table-cell table:formula="of:=[.C35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16841.09" calcext:value-type="float">
            <text:p>16841.09</text:p>
          </table:table-cell>
          <table:table-cell office:value-type="float" office:value="32" calcext:value-type="float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INTDIA010001','2014-01-31','---','-------------------------','6110800004201000001','SCGCMP','SNOINTDIA010001','D','PROVISION DE INTERESES DE PRESTACIONES SOCIALES NOMINA DIARIA ENERO 2014',16841.09,32);" calcext:value-type="string">
            <text:p>INSERT INTO scg_dt_cmp VALUES('0001','SCGCMP','SNOINTDIA010001','2014-01-31','---','-------------------------','6110800004201000001','SCGCMP','SNOINTDIA010001','D','PROVISION DE INTERESES DE PRESTACIONES SOCIALES NOMINA DIARIA ENERO 2014',16841.09,3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 calcext:value-type="string">
            <text:p>6110800003901000001</text:p>
          </table:table-cell>
          <table:table-cell office:value-type="string" calcext:value-type="string">
            <text:p>SCGCMP</text:p>
          </table:table-cell>
          <table:table-cell table:formula="of:=[.C36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7122.6" calcext:value-type="float">
            <text:p>7122.60</text:p>
          </table:table-cell>
          <table:table-cell office:value-type="float" office:value="33" calcext:value-type="float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INTDIA010001','2014-01-31','---','-------------------------','6110800003901000001','SCGCMP','SNOINTDIA010001','D','PROVISION DE INTERESES DE PRESTACIONES SOCIALES NOMINA DIARIA ENERO 2014',7122.6,33);" calcext:value-type="string">
            <text:p>INSERT INTO scg_dt_cmp VALUES('0001','SCGCMP','SNOINTDIA010001','2014-01-31','---','-------------------------','6110800003901000001','SCGCMP','SNOINTDIA010001','D','PROVISION DE INTERESES DE PRESTACIONES SOCIALES NOMINA DIARIA ENERO 2014',7122.6,3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 calcext:value-type="string">
            <text:p>6110800004102000001</text:p>
          </table:table-cell>
          <table:table-cell office:value-type="string" calcext:value-type="string">
            <text:p>SCGCMP</text:p>
          </table:table-cell>
          <table:table-cell table:formula="of:=[.C37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7053.74" calcext:value-type="float">
            <text:p>7053.74</text:p>
          </table:table-cell>
          <table:table-cell office:value-type="float" office:value="34" calcext:value-type="float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INTDIA010001','2014-01-31','---','-------------------------','6110800004102000001','SCGCMP','SNOINTDIA010001','D','PROVISION DE INTERESES DE PRESTACIONES SOCIALES NOMINA DIARIA ENERO 2014',7053.74,34);" calcext:value-type="string">
            <text:p>INSERT INTO scg_dt_cmp VALUES('0001','SCGCMP','SNOINTDIA010001','2014-01-31','---','-------------------------','6110800004102000001','SCGCMP','SNOINTDIA010001','D','PROVISION DE INTERESES DE PRESTACIONES SOCIALES NOMINA DIARIA ENERO 2014',7053.74,3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 calcext:value-type="string">
            <text:p>6110800003303000001</text:p>
          </table:table-cell>
          <table:table-cell office:value-type="string" calcext:value-type="string">
            <text:p>SCGCMP</text:p>
          </table:table-cell>
          <table:table-cell table:formula="of:=[.C38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172.35" calcext:value-type="float">
            <text:p>1172.35</text:p>
          </table:table-cell>
          <table:table-cell office:value-type="float" office:value="35" calcext:value-type="float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INTDIA010001','2014-01-31','---','-------------------------','6110800003303000001','SCGCMP','SNOINTDIA010001','D','PROVISION DE INTERESES DE PRESTACIONES SOCIALES NOMINA DIARIA ENERO 2014',1172.35,35);" calcext:value-type="string">
            <text:p>INSERT INTO scg_dt_cmp VALUES('0001','SCGCMP','SNOINTDIA010001','2014-01-31','---','-------------------------','6110800003303000001','SCGCMP','SNOINTDIA010001','D','PROVISION DE INTERESES DE PRESTACIONES SOCIALES NOMINA DIARIA ENERO 2014',1172.35,3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 calcext:value-type="string">
            <text:p>6110800002001000001</text:p>
          </table:table-cell>
          <table:table-cell office:value-type="string" calcext:value-type="string">
            <text:p>SCGCMP</text:p>
          </table:table-cell>
          <table:table-cell table:formula="of:=[.C39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462.56" calcext:value-type="float">
            <text:p>462.56</text:p>
          </table:table-cell>
          <table:table-cell office:value-type="float" office:value="36" calcext:value-type="float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INTDIA010001','2014-01-31','---','-------------------------','6110800002001000001','SCGCMP','SNOINTDIA010001','D','PROVISION DE INTERESES DE PRESTACIONES SOCIALES NOMINA DIARIA ENERO 2014',462.56,36);" calcext:value-type="string">
            <text:p>INSERT INTO scg_dt_cmp VALUES('0001','SCGCMP','SNOINTDIA010001','2014-01-31','---','-------------------------','6110800002001000001','SCGCMP','SNOINTDIA010001','D','PROVISION DE INTERESES DE PRESTACIONES SOCIALES NOMINA DIARIA ENERO 2014',462.56,3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 calcext:value-type="string">
            <text:p>6110800003803000001</text:p>
          </table:table-cell>
          <table:table-cell office:value-type="string" calcext:value-type="string">
            <text:p>SCGCMP</text:p>
          </table:table-cell>
          <table:table-cell table:formula="of:=[.C40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98530.58" calcext:value-type="float">
            <text:p>98530.58</text:p>
          </table:table-cell>
          <table:table-cell office:value-type="float" office:value="37" calcext:value-type="float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INTDIA010001','2014-01-31','---','-------------------------','6110800003803000001','SCGCMP','SNOINTDIA010001','D','PROVISION DE INTERESES DE PRESTACIONES SOCIALES NOMINA DIARIA ENERO 2014',98530.58,37);" calcext:value-type="string">
            <text:p>INSERT INTO scg_dt_cmp VALUES('0001','SCGCMP','SNOINTDIA010001','2014-01-31','---','-------------------------','6110800003803000001','SCGCMP','SNOINTDIA010001','D','PROVISION DE INTERESES DE PRESTACIONES SOCIALES NOMINA DIARIA ENERO 2014',98530.58,3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 calcext:value-type="string">
            <text:p>6110800004505000001</text:p>
          </table:table-cell>
          <table:table-cell office:value-type="string" calcext:value-type="string">
            <text:p>SCGCMP</text:p>
          </table:table-cell>
          <table:table-cell table:formula="of:=[.C41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32021.63" calcext:value-type="float">
            <text:p>32021.63</text:p>
          </table:table-cell>
          <table:table-cell office:value-type="float" office:value="38" calcext:value-type="float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INTDIA010001','2014-01-31','---','-------------------------','6110800004505000001','SCGCMP','SNOINTDIA010001','D','PROVISION DE INTERESES DE PRESTACIONES SOCIALES NOMINA DIARIA ENERO 2014',32021.63,38);" calcext:value-type="string">
            <text:p>INSERT INTO scg_dt_cmp VALUES('0001','SCGCMP','SNOINTDIA010001','2014-01-31','---','-------------------------','6110800004505000001','SCGCMP','SNOINTDIA010001','D','PROVISION DE INTERESES DE PRESTACIONES SOCIALES NOMINA DIARIA ENERO 2014',32021.63,3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 calcext:value-type="string">
            <text:p>6110800003902000001</text:p>
          </table:table-cell>
          <table:table-cell office:value-type="string" calcext:value-type="string">
            <text:p>SCGCMP</text:p>
          </table:table-cell>
          <table:table-cell table:formula="of:=[.C42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1037.03" calcext:value-type="float">
            <text:p>1037.03</text:p>
          </table:table-cell>
          <table:table-cell office:value-type="float" office:value="39" calcext:value-type="float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INTDIA010001','2014-01-31','---','-------------------------','6110800003902000001','SCGCMP','SNOINTDIA010001','D','PROVISION DE INTERESES DE PRESTACIONES SOCIALES NOMINA DIARIA ENERO 2014',1037.03,39);" calcext:value-type="string">
            <text:p>INSERT INTO scg_dt_cmp VALUES('0001','SCGCMP','SNOINTDIA010001','2014-01-31','---','-------------------------','6110800003902000001','SCGCMP','SNOINTDIA010001','D','PROVISION DE INTERESES DE PRESTACIONES SOCIALES NOMINA DIARIA ENERO 2014',1037.03,3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 calcext:value-type="string">
            <text:p>6110800004700000001</text:p>
          </table:table-cell>
          <table:table-cell office:value-type="string" calcext:value-type="string">
            <text:p>SCGCMP</text:p>
          </table:table-cell>
          <table:table-cell table:formula="of:=[.C43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1601.68" calcext:value-type="float">
            <text:p>1601.68</text:p>
          </table:table-cell>
          <table:table-cell office:value-type="float" office:value="40" calcext:value-type="float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INTDIA010001','2014-01-31','---','-------------------------','6110800004700000001','SCGCMP','SNOINTDIA010001','D','PROVISION DE INTERESES DE PRESTACIONES SOCIALES NOMINA DIARIA ENERO 2014',1601.68,40);" calcext:value-type="string">
            <text:p>INSERT INTO scg_dt_cmp VALUES('0001','SCGCMP','SNOINTDIA010001','2014-01-31','---','-------------------------','6110800004700000001','SCGCMP','SNOINTDIA010001','D','PROVISION DE INTERESES DE PRESTACIONES SOCIALES NOMINA DIARIA ENERO 2014',1601.68,4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 calcext:value-type="string">
            <text:p>6110800003701000001</text:p>
          </table:table-cell>
          <table:table-cell office:value-type="string" calcext:value-type="string">
            <text:p>SCGCMP</text:p>
          </table:table-cell>
          <table:table-cell table:formula="of:=[.C44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1093.27" calcext:value-type="float">
            <text:p>1093.27</text:p>
          </table:table-cell>
          <table:table-cell office:value-type="float" office:value="41" calcext:value-type="float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INTDIA010001','2014-01-31','---','-------------------------','6110800003701000001','SCGCMP','SNOINTDIA010001','D','PROVISION DE INTERESES DE PRESTACIONES SOCIALES NOMINA DIARIA ENERO 2014',1093.27,41);" calcext:value-type="string">
            <text:p>INSERT INTO scg_dt_cmp VALUES('0001','SCGCMP','SNOINTDIA010001','2014-01-31','---','-------------------------','6110800003701000001','SCGCMP','SNOINTDIA010001','D','PROVISION DE INTERESES DE PRESTACIONES SOCIALES NOMINA DIARIA ENERO 2014',1093.27,4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 calcext:value-type="string">
            <text:p>6110800004202000001</text:p>
          </table:table-cell>
          <table:table-cell office:value-type="string" calcext:value-type="string">
            <text:p>SCGCMP</text:p>
          </table:table-cell>
          <table:table-cell table:formula="of:=[.C45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16065.24" calcext:value-type="float">
            <text:p>16065.24</text:p>
          </table:table-cell>
          <table:table-cell office:value-type="float" office:value="42" calcext:value-type="float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INTDIA010001','2014-01-31','---','-------------------------','6110800004202000001','SCGCMP','SNOINTDIA010001','D','PROVISION DE INTERESES DE PRESTACIONES SOCIALES NOMINA DIARIA ENERO 2014',16065.24,42);" calcext:value-type="string">
            <text:p>INSERT INTO scg_dt_cmp VALUES('0001','SCGCMP','SNOINTDIA010001','2014-01-31','---','-------------------------','6110800004202000001','SCGCMP','SNOINTDIA010001','D','PROVISION DE INTERESES DE PRESTACIONES SOCIALES NOMINA DIARIA ENERO 2014',16065.24,4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 calcext:value-type="string">
            <text:p>6110800004506000001</text:p>
          </table:table-cell>
          <table:table-cell office:value-type="string" calcext:value-type="string">
            <text:p>SCGCMP</text:p>
          </table:table-cell>
          <table:table-cell table:formula="of:=[.C46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3996.43" calcext:value-type="float">
            <text:p>3996.43</text:p>
          </table:table-cell>
          <table:table-cell office:value-type="float" office:value="43" calcext:value-type="float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INTDIA010001','2014-01-31','---','-------------------------','6110800004506000001','SCGCMP','SNOINTDIA010001','D','PROVISION DE INTERESES DE PRESTACIONES SOCIALES NOMINA DIARIA ENERO 2014',3996.43,43);" calcext:value-type="string">
            <text:p>INSERT INTO scg_dt_cmp VALUES('0001','SCGCMP','SNOINTDIA010001','2014-01-31','---','-------------------------','6110800004506000001','SCGCMP','SNOINTDIA010001','D','PROVISION DE INTERESES DE PRESTACIONES SOCIALES NOMINA DIARIA ENERO 2014',3996.43,4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 calcext:value-type="string">
            <text:p>6110800004001000001</text:p>
          </table:table-cell>
          <table:table-cell office:value-type="string" calcext:value-type="string">
            <text:p>SCGCMP</text:p>
          </table:table-cell>
          <table:table-cell table:formula="of:=[.C47]" office:value-type="string" office:string-value="SNOINTDIA010001" calcext:value-type="string">
            <text:p>SNOINTDIA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ENER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1826.87" calcext:value-type="float">
            <text:p>1826.87</text:p>
          </table:table-cell>
          <table:table-cell office:value-type="float" office:value="44" calcext:value-type="float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INTDIA010001','2014-01-31','---','-------------------------','6110800004001000001','SCGCMP','SNOINTDIA010001','D','PROVISION DE INTERESES DE PRESTACIONES SOCIALES NOMINA DIARIA ENERO 2014',1826.87,44);" calcext:value-type="string">
            <text:p>INSERT INTO scg_dt_cmp VALUES('0001','SCGCMP','SNOINTDIA010001','2014-01-31','---','-------------------------','6110800004001000001','SCGCMP','SNOINTDIA010001','D','PROVISION DE INTERESES DE PRESTACIONES SOCIALES NOMINA DIARIA ENERO 2014',1826.87,44);</text:p>
          </table:table-cell>
        </table:table-row>
        <table:table-row table:style-name="ro1" table:number-rows-repeated="35">
          <table:table-cell table:number-columns-repeated="3"/>
          <table:table-cell table:style-name="ce3"/>
          <table:table-cell table:number-columns-repeated="11"/>
        </table:table-row>
        <table:table-row table:style-name="ro1" table:number-rows-repeated="1048436">
          <table:table-cell table:number-columns-repeated="15"/>
        </table:table-row>
        <table:table-row table:style-name="ro3" table:number-rows-repeated="57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string" office:string-value="SNOINTDIA010001" calcext:value-type="string">
            <text:p>SNOINTDIA010001</text:p>
          </table:table-cell>
          <table:table-cell table:formula="of:=[Hoja1.D3]" office:value-type="string" office:string-value="2014-01-31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K3]" office:value-type="string" office:string-value="PROVISION DE INTERESES DE PRESTACIONES SOCIALES NOMINA DIARIA ENERO 2014" calcext:value-type="string">
            <text:p>PROVISION DE INTERESES DE PRESTACIONES SOCIALES NOMINA DIARIA ENER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6" table:formula="of:=[Hoja1.M3]" office:value-type="float" office:value="650631.301488819" calcext:value-type="float">
            <text:p>650,631.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INTDIA010001','2014-01-31','---','-------------------------','PROVISION DE INTERESES DE PRESTACIONES SOCIALES NOMINA DIARIA ENERO 2014',1,'-','----------','----------',650631.301488819,0,0,0,'--','SIGESP');" calcext:value-type="string">
            <text:p>INSERT INTO sigesp_cmp VALUES('0001','SCGCMP','SNOINTDIA010001','2014-01-31','---','-------------------------','PROVISION DE INTERESES DE PRESTACIONES SOCIALES NOMINA DIARIA ENERO 2014',1,'-','----------','----------',650631.301488819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15:37:33.5526658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2T15:40:07.225375398</dc:date>
    <dc:creator>Juan Plablo</dc:creator>
    <meta:editing-duration>PT2H21M58S</meta:editing-duration>
    <meta:editing-cycles>21</meta:editing-cycles>
    <meta:generator>LibreOffice/4.1.4.2$Linux_X86_64 LibreOffice_project/410m0$Build-2</meta:generator>
    <meta:document-statistic meta:table-count="2" meta:cell-count="727" meta:object-count="0"/>
  </office:meta>
</office:document-meta>
</file>